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94bf" officeooo:paragraph-rsid="000894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:Ayaz.muhammad</text:p>
      <text:p text:style-name="P1">domain: datum</text:p>
      <text:p text:style-name="P1">pass:@Password1</text:p>
      <text:p text:style-name="P1">datum\Ayaz.muhammad</text:p>
      <text:p text:style-name="P1">@Password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7:45:06.586056615</meta:creation-date>
    <dc:date>2017-03-14T17:46:07.795244159</dc:date>
    <meta:editing-duration>PT1M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6" meta:character-count="75" meta:non-whitespace-character-count="74"/>
  </office:meta>
</office:document-meta>
</file>